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 is this?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super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... glug... glug... 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*glug..... glug..... glug..... glug..... glug.....*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